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6" style:family="table">
      <style:table-properties style:width="14.034cm" fo:margin-left="0.069cm" table:align="left"/>
    </style:style>
    <style:style style:name="Tabla6.A" style:family="table-column">
      <style:table-column-properties style:column-width="3.247cm"/>
    </style:style>
    <style:style style:name="Tabla6.B" style:family="table-column">
      <style:table-column-properties style:column-width="2.212cm"/>
    </style:style>
    <style:style style:name="Tabla6.C" style:family="table-column">
      <style:table-column-properties style:column-width="2.286cm"/>
    </style:style>
    <style:style style:name="Tabla6.D" style:family="table-column">
      <style:table-column-properties style:column-width="2.133cm"/>
    </style:style>
    <style:style style:name="Tabla6.E" style:family="table-column">
      <style:table-column-properties style:column-width="2.164cm"/>
    </style:style>
    <style:style style:name="Tabla6.F" style:family="table-column">
      <style:table-column-properties style:column-width="1.991cm"/>
    </style:style>
    <style:style style:name="Tabla6.A1" style:family="table-cell">
      <style:table-cell-properties fo:padding="0.049cm" fo:border-left="0.6pt solid #808080" fo:border-right="0.6pt solid #808080" fo:border-top="0.6pt solid #808080" fo:border-bottom="0.05pt solid #808080"/>
    </style:style>
    <style:style style:name="Tabla6.B1" style:family="table-cell">
      <style:table-cell-properties fo:padding="0.049cm" fo:border-left="0.05pt solid #808080" fo:border-right="0.6pt solid #808080" fo:border-top="0.6pt solid #808080" fo:border-bottom="0.05pt solid #808080"/>
    </style:style>
    <style:style style:name="Tabla6.A2" style:family="table-cell">
      <style:table-cell-properties fo:padding="0.049cm" fo:border-left="0.6pt solid #808080" fo:border-right="0.6pt solid #808080" fo:border-top="none" fo:border-bottom="0.05pt solid #808080"/>
    </style:style>
    <style:style style:name="Tabla6.B2" style:family="table-cell">
      <style:table-cell-properties fo:padding="0.049cm" fo:border-left="0.05pt solid #808080" fo:border-right="0.6pt solid #808080" fo:border-top="none" fo:border-bottom="0.05pt solid #808080"/>
    </style:style>
    <style:style style:name="Tabla6.A3" style:family="table-cell">
      <style:table-cell-properties fo:padding="0.049cm" fo:border-left="0.6pt solid #808080" fo:border-right="0.6pt solid #808080" fo:border-top="none" fo:border-bottom="0.6pt solid #808080"/>
    </style:style>
    <style:style style:name="Tabla6.B3" style:family="table-cell">
      <style:table-cell-properties fo:padding="0.049cm" fo:border-left="0.05pt solid #808080" fo:border-right="0.6pt solid #808080" fo:border-top="none" fo:border-bottom="0.6pt solid #808080"/>
    </style:style>
    <style:style style:name="P1" style:family="paragraph" style:parent-style-name="Text_20_body">
      <style:text-properties officeooo:rsid="0036c78c" officeooo:paragraph-rsid="0036c78c"/>
    </style:style>
    <style:style style:name="P2" style:family="paragraph" style:parent-style-name="Text_20_body">
      <style:text-properties officeooo:rsid="003f1798" officeooo:paragraph-rsid="003f1798"/>
    </style:style>
    <style:style style:name="P3" style:family="paragraph" style:parent-style-name="Standard">
      <style:text-properties officeooo:rsid="003f1798" officeooo:paragraph-rsid="003f1798"/>
    </style:style>
    <style:style style:name="P4" style:family="paragraph" style:parent-style-name="Table_20_Contents">
      <style:text-properties officeooo:rsid="003ec358" officeooo:paragraph-rsid="003f1798"/>
    </style:style>
    <style:style style:name="P5" style:family="paragraph" style:parent-style-name="Table_20_Contents">
      <style:text-properties officeooo:rsid="003ec358" officeooo:paragraph-rsid="003ec358"/>
    </style:style>
    <style:style style:name="P6" style:family="paragraph" style:parent-style-name="Text_20_body">
      <style:text-properties officeooo:rsid="0030c245" officeooo:paragraph-rsid="002c9b88"/>
    </style:style>
    <style:style style:name="P7" style:family="paragraph" style:parent-style-name="Text_20_body">
      <style:text-properties officeooo:rsid="003b7991" officeooo:paragraph-rsid="002c9b88"/>
    </style:style>
    <style:style style:name="P8" style:family="paragraph" style:parent-style-name="Heading_20_2">
      <style:paragraph-properties fo:margin-left="0cm" fo:margin-right="0cm" fo:margin-top="0cm" fo:margin-bottom="0.247cm" style:contextual-spacing="false" fo:text-indent="0cm" style:auto-text-indent="false" fo:break-before="page"/>
      <style:text-properties style:font-name="Arial1" fo:font-size="12pt" officeooo:paragraph-rsid="003f3d0e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47cm" style:contextual-spacing="false" fo:text-indent="0cm" style:auto-text-indent="false"/>
      <style:text-properties style:font-name="Arial1" fo:font-size="12pt" officeooo:paragraph-rsid="003f3d0e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Arial1" fo:font-size="12pt" officeooo:paragraph-rsid="003f3d0e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style:font-name="Arial1" fo:font-size="12pt" officeooo:paragraph-rsid="003f3d0e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Arial1" fo:font-size="12pt" officeooo:paragraph-rsid="003f3d0e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Arial1" fo:font-size="12pt" officeooo:rsid="002385aa" officeooo:paragraph-rsid="003f3d0e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Arial1" fo:font-size="12pt" officeooo:rsid="00325341" officeooo:paragraph-rsid="003f3d0e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Arial1" fo:font-size="12pt" officeooo:rsid="00325341" officeooo:paragraph-rsid="0040921b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Arial1" fo:font-size="12pt" officeooo:rsid="002c9b88" officeooo:paragraph-rsid="003f3d0e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Arial1" fo:font-size="12pt" officeooo:rsid="003fff09" officeooo:paragraph-rsid="003fff09" style:font-size-asian="12pt" style:font-size-complex="12pt"/>
    </style:style>
    <style:style style:name="P18" style:family="paragraph" style:parent-style-name="Text_20_body" style:list-style-name="WWNum2">
      <style:paragraph-properties fo:line-height="115%"/>
    </style:style>
    <style:style style:name="P19" style:family="paragraph" style:parent-style-name="Text_20_body" style:list-style-name="WWNum3">
      <style:paragraph-properties fo:line-height="115%">
        <style:tab-stops>
          <style:tab-stop style:position="1.27cm"/>
        </style:tab-stops>
      </style:paragraph-properties>
    </style:style>
    <style:style style:name="P20" style:family="paragraph" style:parent-style-name="Text_20_body" style:list-style-name="WWNum4">
      <style:paragraph-properties fo:line-height="115%">
        <style:tab-stops>
          <style:tab-stop style:position="1.27cm"/>
        </style:tab-stops>
      </style:paragraph-properties>
    </style:style>
    <style:style style:name="P21" style:family="paragraph" style:parent-style-name="Text_20_body">
      <style:text-properties officeooo:rsid="003d5701" officeooo:paragraph-rsid="0046432b"/>
    </style:style>
    <style:style style:name="P22" style:family="paragraph" style:parent-style-name="Text_20_body">
      <style:text-properties officeooo:paragraph-rsid="0046432b"/>
    </style:style>
    <style:style style:name="T1" style:family="text">
      <style:text-properties officeooo:rsid="003b7991"/>
    </style:style>
    <style:style style:name="T2" style:family="text">
      <style:text-properties fo:font-weight="bold" officeooo:rsid="003b7991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d45d2" loext:padding="0cm" loext:border="none"/>
    </style:style>
    <style:style style:name="T5" style:family="text">
      <style:text-properties style:text-underline-style="none" officeooo:rsid="00747ccd" loext:padding="0cm" loext:border="none"/>
    </style:style>
    <style:style style:name="T6" style:family="text">
      <style:text-properties style:text-underline-style="none" officeooo:rsid="0031f376" loext:padding="0cm" loext:border="none"/>
    </style:style>
    <style:style style:name="T7" style:family="text">
      <style:text-properties style:text-underline-style="none" officeooo:rsid="00760a8a" loext:padding="0cm" loext:border="none"/>
    </style:style>
    <style:style style:name="T8" style:family="text">
      <style:text-properties style:text-underline-style="none" officeooo:rsid="0074f492" loext:padding="0cm" loext:border="none"/>
    </style:style>
    <style:style style:name="T9" style:family="text">
      <style:text-properties style:text-underline-style="none" officeooo:rsid="00235ff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747ccd" loext:padding="0cm" loext:border="none"/>
    </style:style>
    <style:style style:name="T12" style:family="text">
      <style:text-properties style:text-underline-style="solid" style:text-underline-width="auto" style:text-underline-color="font-color" officeooo:rsid="00242621" loext:padding="0cm" loext:border="none"/>
    </style:style>
    <style:style style:name="T13" style:family="text">
      <style:text-properties style:text-underline-style="solid" style:text-underline-width="auto" style:text-underline-color="font-color" officeooo:rsid="00235ff4"/>
    </style:style>
    <style:style style:name="T14" style:family="text">
      <style:text-properties officeooo:rsid="0031f376"/>
    </style:style>
    <style:style style:name="T15" style:family="text">
      <style:text-properties style:font-name="Arial"/>
    </style:style>
    <style:style style:name="T16" style:family="text">
      <style:text-properties style:font-name="Arial" style:text-underline-style="none"/>
    </style:style>
    <style:style style:name="T17" style:family="text">
      <style:text-properties style:font-name="Arial" style:text-underline-style="solid" style:text-underline-width="auto" style:text-underline-color="font-color"/>
    </style:style>
    <style:style style:name="T18" style:family="text">
      <style:text-properties officeooo:rsid="00235ff4"/>
    </style:style>
    <style:style style:name="T19" style:family="text">
      <style:text-properties officeooo:rsid="003fff09"/>
    </style:style>
    <style:style style:name="T20" style:family="text">
      <style:text-properties officeooo:rsid="00405604"/>
    </style:style>
    <style:style style:name="T21" style:family="text">
      <style:text-properties officeooo:rsid="0040921b"/>
    </style:style>
    <style:style style:name="T22" style:family="text">
      <style:text-properties officeooo:rsid="004130d6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 style:font-weight-asian="normal"/>
    </style:style>
    <style:style style:name="T25" style:family="text">
      <style:text-properties style:font-name="Liberation Serif" fo:font-weight="normal" officeooo:rsid="0044a9c3" style:font-weight-asian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Arial1"/>
    </style:style>
    <style:style style:name="T28" style:family="text">
      <style:text-properties style:font-name="Arial1" fo:font-weight="normal" style:font-weight-asian="normal"/>
    </style:style>
    <style:style style:name="T29" style:family="text">
      <style:text-properties style:font-name="Arial1" fo:font-weight="normal" style:font-weight-asian="normal" style:font-weight-complex="normal"/>
    </style:style>
    <style:style style:name="T30" style:family="text">
      <style:text-properties style:font-name="Arial1" fo:font-weight="normal" officeooo:rsid="0046cd24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29">Implementa un sistema básico de chat en red utilizando sockets TCP en Python. El sistema debe constar de dos programas: un </text:span></text:span><text:span text:style-name="Strong_20_Emphasis"><text:span text:style-name="T27">servidor</text:span></text:span><text:span text:style-name="Strong_20_Emphasis"><text:span text:style-name="T29"> y un </text:span></text:span><text:span text:style-name="Strong_20_Emphasis"><text:span text:style-name="T27">cliente</text:span></text:span><text:span text:style-name="Strong_20_Emphasis"><text:span text:style-name="T29">.</text:span></text:span></text:p>
      <text:p text:style-name="P22"><text:span text:style-name="T27">El </text:span><text:span text:style-name="Strong_20_Emphasis"><text:span text:style-name="T27">servidor</text:span></text:span><text:span text:style-name="T27"> debe escuchar conexiones entrantes en la dirección </text:span><text:span text:style-name="Emphasis"><text:span text:style-name="T27">127.0.0.1</text:span></text:span><text:span text:style-name="T27"> y el puerto </text:span><text:span text:style-name="Emphasis"><text:span text:style-name="T27">12345</text:span></text:span><text:span text:style-name="T27">, aceptar múltiples clientes simultáneamente mediante hilos, almacenar los sockets de los clientes conectados y reenviar a todos ellos cualquier mensaje recibido de un cliente, excepto al que lo envió. Si un cliente se desconecta o ocurre un error, el servidor debe eliminar su socket y cerrar la conexión.</text:span></text:p>
      <text:p text:style-name="P22"><text:span text:style-name="Strong_20_Emphasis"><text:span text:style-name="T28">El </text:span></text:span><text:span text:style-name="Strong_20_Emphasis"><text:span text:style-name="T27">cliente</text:span></text:span><text:span text:style-name="Strong_20_Emphasis"><text:span text:style-name="T28"> debe conectarse al servidor en la misma dirección y puerto, iniciar un hilo para recibir y mostrar en pantalla los mensajes enviados por otros clientes </text:span></text:span><text:span text:style-name="Strong_20_Emphasis"><text:span text:style-name="T30">(a través del servidor)</text:span></text:span><text:span text:style-name="Strong_20_Emphasis"><text:span text:style-name="T28">, y permitir que el usuario envíe mensajes desde la consola. El cliente debe poder desconectarse escribiendo el comando </text:span></text:span><text:span text:style-name="Source_20_Text"><text:span text:style-name="T28">"salir"</text:span></text:span><text:span text:style-name="Strong_20_Emphasis"><text:span text:style-name="T28">, cerrando su socket adecuadamente.</text:span></text:span></text:p>
      <text:p text:style-name="P6"/>
      <text:p text:style-name="P1">Debe incluirse el código <text:span text:style-name="T1">fuente de cliente y servidor (</text:span><text:span text:style-name="T2">además se entregarán los ficheros fuente</text:span><text:span text:style-name="T1">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/>
            <text:p text:style-name="P5"/>
          </table:table-cell>
        </table:table-row>
      </table:table>
      <text:p text:style-name="P7"/>
      <text:p text:style-name="P2">Ejecútalo con un servidor y dos clientes, y muestra una captura con algunos mensajes enviad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  <text:p text:style-name="P4"/>
          </table:table-cell>
        </table:table-row>
      </table:table>
      <text:p text:style-name="P3"/>
      <text:h text:style-name="P8" text:outline-level="2">Normas de entrega y calificación:</text:h>
      <text:p text:style-name="P10">La entrega deberá ser a través de Aula Virtual. Si todavía no se dispone de usuario de EducaMadrid, se permitirá <text:span text:style-name="T10">excepcionalmente</text:span><text:span text:style-name="T3"> </text:span>la entrega por email. Se entregará un documento <text:span text:style-name="T14">word que contendrá el enunciado y las soluciones, con el sigui</text:span><text:span text:style-name="T19">e</text:span><text:span text:style-name="T14">nte nombre d</text:span>e fichero:</text:p>
      <text:p text:style-name="P10">&lt;GRUPO&gt;_&lt;APELLIDO1&gt;_&lt;NOMBRE&gt;.&lt;extensión de fichero&gt;</text:p>
      <text:p text:style-name="P10">En cada parte delimitada con &lt; y &gt; se tendrá que sustituir según el valor correspondiente. Todo irá en mayúsculas (salvo la extensión) y sin tildes. Por ejemplo, si una persona llamada Ángel Pérez fuera a clase de 1DAW, <text:span text:style-name="T14">sería</text:span>:</text:p>
      <text:p text:style-name="P10">1DAW_PEREZ_ANGEL.<text:span text:style-name="T14">docx</text:span></text:p>
      <text:p text:style-name="P17">También deberán entregarse los archivos fuente del servidor y cliente.</text:p>
      <text:p text:style-name="P10">Rúbrica de evaluación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12">Criterio</text:p>
          </table:table-cell>
          <table:table-cell table:style-name="Tabla6.B1" office:value-type="string">
            <text:p text:style-name="P12">100%</text:p>
          </table:table-cell>
          <table:table-cell table:style-name="Tabla6.B1" office:value-type="string">
            <text:p text:style-name="P12">75%</text:p>
          </table:table-cell>
          <table:table-cell table:style-name="Tabla6.B1" office:value-type="string">
            <text:p text:style-name="P12">50%</text:p>
          </table:table-cell>
          <table:table-cell table:style-name="Tabla6.B1" office:value-type="string">
            <text:p text:style-name="P12">25%</text:p>
          </table:table-cell>
          <table:table-cell table:style-name="Tabla6.B1" office:value-type="string">
            <text:p text:style-name="P12">0%</text:p>
          </table:table-cell>
        </table:table-row>
        <table:table-row>
          <table:table-cell table:style-name="Tabla6.A2" office:value-type="string">
            <text:p text:style-name="P13">Funcionamiento <text:span text:style-name="T20">del servidor</text:span> (<text:span text:style-name="T22">5</text:span> puntos)</text:p>
          </table:table-cell>
          <table:table-cell table:style-name="Tabla6.B2" office:value-type="string">
            <text:p text:style-name="P14">El <text:span text:style-name="T20">servidor funciona bien, cumpliendo las especificaciones.</text:span> </text:p>
          </table:table-cell>
          <table:table-cell table:style-name="Tabla6.B2" office:value-type="string">
            <text:p text:style-name="P14">El <text:span text:style-name="T20">servidor funciona, pero se ha ignorado alguna de las especificaciones.</text:span></text:p>
          </table:table-cell>
          <table:table-cell table:style-name="Tabla6.B2" office:value-type="string">
            <text:p text:style-name="P14">El <text:span text:style-name="T20">servidor</text:span> funciona parcialmente, pero con fallos. </text:p>
          </table:table-cell>
          <table:table-cell table:style-name="Tabla6.B2" office:value-type="string">
            <text:p text:style-name="P14">El programa funciona <text:span text:style-name="T20">pero</text:span> <text:span text:style-name="T20">solo para un cliente</text:span>. </text:p>
          </table:table-cell>
          <table:table-cell table:style-name="Tabla6.B2" office:value-type="string">
            <text:p text:style-name="P14">El <text:span text:style-name="T20">serv</text:span><text:span text:style-name="T21">idor</text:span> no funciona o no se ejecuta. </text:p>
          </table:table-cell>
        </table:table-row>
        <table:table-row>
          <table:table-cell table:style-name="Tabla6.A3" office:value-type="string">
            <text:p text:style-name="P16"><text:span text:style-name="T21">Funcionamiento del cliente</text:span> (<text:span text:style-name="T22">5</text:span> punto<text:span text:style-name="T21">s</text:span>)</text:p>
          </table:table-cell>
          <table:table-cell table:style-name="Tabla6.B3" office:value-type="string">
            <text:p text:style-name="P14">El <text:span text:style-name="T21">cliente</text:span><text:span text:style-name="T20"> funciona bien, cumpliendo las especificaciones.</text:span> </text:p>
          </table:table-cell>
          <table:table-cell table:style-name="Tabla6.B3" office:value-type="string">
            <text:p text:style-name="P14">El <text:span text:style-name="T21">cliente</text:span><text:span text:style-name="T20"> funciona, pero se ha ignorado alguna de las especificaciones.</text:span></text:p>
          </table:table-cell>
          <table:table-cell table:style-name="Tabla6.B3" office:value-type="string">
            <text:p text:style-name="P14">El <text:span text:style-name="T21">cliente</text:span> funciona parcialmente, pero con fallos <text:span text:style-name="T21">no bloqueantes</text:span>. </text:p>
          </table:table-cell>
          <table:table-cell table:style-name="Tabla6.B3" office:value-type="string">
            <text:p text:style-name="P15">El <text:span text:style-name="T21">cliente</text:span> funciona parcialmente, pero con fallos <text:span text:style-name="T21"><text:s/>bloqueantes</text:span>. </text:p>
          </table:table-cell>
          <table:table-cell table:style-name="Tabla6.B3" office:value-type="string">
            <text:p text:style-name="P14">El <text:span text:style-name="T21">cliente</text:span> no funciona o no se ejecuta. </text:p>
          </table:table-cell>
        </table:table-row>
      </table:table>
      <text:p text:style-name="P10"/>
      <text:p text:style-name="P10">Además, se tendrán en cuenta los siguientes criterios de calificación adicionales:</text:p>
      <text:p text:style-name="P9"><text:span text:style-name="T16">·Fecha de entrega: Si la entrega no se realiza a tiempo, la calificación de la práctica será de </text:span><text:span text:style-name="T17">0 puntos</text:span><text:span text:style-name="T15">.</text:span></text:p>
      <text:p text:style-name="P10"><text:bookmark text:name="yui_3_17_2_1_1694165747039_170"/>·Adecuación al nombre del fichero: si no cumple el formato de nombre del fichero especificado, <text:span text:style-name="T10">se restará 0,5 puntos</text:span>.</text:p>
      <text:p text:style-name="P10"><text:bookmark text:name="yui_3_17_2_1_1694165747039_170 Copia 1"/>·<text:span text:style-name="T18">Entrega adecuada: si no se ha entregado el código fuente, la calificación de la práctica será d</text:span><text:span text:style-name="T9">e </text:span><text:span text:style-name="T13">0 puntos</text:span><text:span text:style-name="T18">. Por cada captura de pantalla de resultado que no se haya incluido</text:span>, <text:span text:style-name="T10">se restará 0,5 puntos</text:span>.</text:p>
      <text:p text:style-name="P11"><text:bookmark text:name="yui_3_17_2_1_1694165747039_170 Copia 1 Copia 1"/><text:span text:style-name="T4">·</text:span><text:span text:style-name="T5">Si se detecta copia o que </text:span><text:span text:style-name="T6">la solución</text:span><text:span text:style-name="T5"> ha sido generad</text:span><text:span text:style-name="T6">a</text:span><text:span text:style-name="T5"> por inteligencia artificial o alguna herramienta similar no autorizada, </text:span><text:span text:style-name="T11">la calificación será de </text:span><text:span text:style-name="T5">0 </text:span><text:span text:style-name="T7">(</text:span><text:span text:style-name="T5">tanto para el que ha copiado </text:span><text:soft-page-break/><text:span text:style-name="T5">como para el que se ha dejado copiar, </text:span><text:span text:style-name="T7">en el caso de copia)</text:span><text:span text:style-name="T5">. No compartas tu </text:span><text:span text:style-name="T6">solución con nadie</text:span><text:span text:style-name="T5">. </text:span><text:span text:style-name="T8">Si tienes dudas sobre si se puede utilizar alguna herramienta, consúltalo con tu profesor antes de usarla. </text:span><text:span text:style-name="T12">El profesor puede realizar una revisión oral de la práctica con los alumnos que considere que deben explicar su código para corroborar su autor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2" style:font-family-complex="'Lucida Sans'" style:font-family-generic-complex="system" style:font-pitch-complex="variable" style:font-size-complex="12pt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2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OpenSymbol" style:font-style-name="Regular" style:font-pitch="variable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15M43S</meta:editing-duration>
    <meta:editing-cycles>62</meta:editing-cycles>
    <meta:generator>LibreOffice/7.6.0.3$Windows_X86_64 LibreOffice_project/69edd8b8ebc41d00b4de3915dc82f8f0fc3b6265</meta:generator>
    <meta:initial-creator>Enrique Arnaiz Rubio</meta:initial-creator>
    <dc:date>2025-11-18T10:34:44.181000000</dc:date>
    <meta:document-statistic meta:table-count="3" meta:image-count="0" meta:object-count="0" meta:page-count="3" meta:paragraph-count="35" meta:word-count="552" meta:character-count="3473" meta:non-whitespace-character-count="2947"/>
  </office:meta>
</office:document-meta>
</file>